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91cm"/>
    </style:style>
    <style:style style:name="co3" style:family="table-column">
      <style:table-column-properties fo:break-before="auto" style:column-width="15.122cm"/>
    </style:style>
    <style:style style:name="co4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est Number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Test Tools</text:p>
          </table:table-cell>
          <table:table-cell table:style-name="ce2" office:value-type="string" calcext:value-type="string">
            <text:p>Expected Outcome</text:p>
          </table:table-cell>
          <table:table-cell table:style-name="ce2" office:value-type="string" calcext:value-type="string">
            <text:p>Results of Test</text:p>
          </table:table-cell>
          <table:table-cell table:style-name="ce2" office:value-type="string" calcext:value-type="string">
            <text:p>Pass / Fai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uld get all songs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songs and the first song should match the expected outcome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ould create a playlist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a response back from mysql saying succe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delete <text:s/>a playlist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a response back from mysql saying succe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 all playlists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all playlists and the first result back should equal an expected one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all songs by album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all songs by a selected album and the first instance should equal the expected one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ongs by playlist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should get all songs by a selected playlist and the first instance should equal the expected one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move song from playlist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removes selected song from playlist and gets a response from mysql saying succe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 song to playlist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adds selected song from playlist and gets a response from mysql saying succe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es to the home page and selects browse and should list all songs</text:p>
          </table:table-cell>
          <table:table-cell office:value-type="string" calcext:value-type="string">
            <text:p>Selanium</text:p>
          </table:table-cell>
          <table:table-cell office:value-type="string" calcext:value-type="string">
            <text:p>goes to the song page and can find the title saying so</text:p>
          </table:table-cell>
          <table:table-cell/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2T10:53:26.559000000</meta:creation-date>
    <dc:date>2021-03-22T11:03:12.420000000</dc:date>
    <meta:editing-duration>PT9M47S</meta:editing-duration>
    <meta:editing-cycles>1</meta:editing-cycles>
    <meta:document-statistic meta:table-count="1" meta:cell-count="51" meta:object-count="0"/>
    <meta:generator>LibreOffice/6.4.2.2$Windows_X86_64 LibreOffice_project/4e471d8c02c9c90f512f7f9ead8875b57fcb1ec3</meta:generator>
  </office:meta>
</office:document-meta>
</file>